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1" style:family="paragraph" style:parent-style-name="Text_20_body">
      <style:text-properties style:font-name="Liberation Serif" fo:font-size="12pt" officeooo:rsid="002130bf" officeooo:paragraph-rsid="002130bf"/>
    </style:style>
    <style:style style:name="P12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3" style:family="paragraph" style:parent-style-name="Text_20_body">
      <style:text-properties style:font-name="FreeMono" fo:font-size="12pt" style:font-size-asian="12pt" style:font-size-complex="12pt"/>
    </style:style>
    <style:style style:name="P14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5" style:family="paragraph" style:parent-style-name="Text_20_body">
      <style:text-properties style:font-name="FreeMono" fo:font-size="12pt" officeooo:paragraph-rsid="000aab54"/>
    </style:style>
    <style:style style:name="P16" style:family="paragraph" style:parent-style-name="Text_20_body">
      <style:text-properties style:font-name="FreeMono" officeooo:paragraph-rsid="00115842"/>
    </style:style>
    <style:style style:name="P17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18" style:family="paragraph" style:parent-style-name="Text_20_body">
      <style:text-properties officeooo:paragraph-rsid="0008fe7b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24" style:family="paragraph" style:parent-style-name="Text_20_body">
      <style:text-properties officeooo:paragraph-rsid="0012f1e8"/>
    </style:style>
    <style:style style:name="P25" style:family="paragraph" style:parent-style-name="Text_20_body">
      <style:text-properties officeooo:paragraph-rsid="00115842"/>
    </style:style>
    <style:style style:name="P26" style:family="paragraph" style:parent-style-name="Text_20_body">
      <style:text-properties officeooo:paragraph-rsid="0014a33a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0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31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32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34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35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36" style:family="paragraph" style:parent-style-name="Preformatted_20_Text">
      <style:text-properties officeooo:rsid="000b3064" officeooo:paragraph-rsid="00236538"/>
    </style:style>
    <style:style style:name="P37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39" style:family="paragraph" style:parent-style-name="Text_20_body">
      <style:text-properties style:font-name="FreeMono" fo:font-weight="bold" style:font-weight-asian="bold" style:font-weight-complex="bold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2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43" style:family="paragraph" style:parent-style-name="Heading_20_3">
      <style:text-properties fo:font-weight="bold" officeooo:paragraph-rsid="0015fa4b" style:font-weight-asian="bold" style:font-weight-complex="bold"/>
    </style:style>
    <style:style style:name="P44" style:family="paragraph" style:parent-style-name="Heading_20_3">
      <style:text-properties officeooo:rsid="000b3064" officeooo:paragraph-rsid="00236538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weight="bold"/>
    </style:style>
    <style:style style:name="T13" style:family="text">
      <style:text-properties officeooo:rsid="0008fe7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FreeMono"/>
    </style:style>
    <style:style style:name="T17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18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19" style:family="text">
      <style:text-properties officeooo:rsid="00236538"/>
    </style:style>
    <style:style style:name="T20" style:family="text">
      <style:text-properties officeooo:rsid="002a83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Cowboys12$</text:p>
      <text:p text:style-name="P3"/>
      <text:h text:style-name="Heading_20_2" text:outline-level="2">JASON</text:h>
      <text:p text:style-name="P2">Jason@cartlc.com</text:p>
      <text:p text:style-name="P2">Cowboys12$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9"/>
      <text:p text:style-name="P9">FleetTLCApp@gmail.com</text:p>
      <text:p text:style-name="P9">Cowboys12$</text:p>
      <text:p text:style-name="Text_20_body"><text:span text:style-name="T15">Instance ID </text:span><text:a xlink:type="simple" xlink:href="https://us-east-2.console.aws.amazon.com/ec2/v2/home?region=us-east-2#Instances:search=i-0e663e1ced7ef4953;sort=instanceId"><text:span text:style-name="T9">i-0e663e1ced7ef4953</text:span></text:a><text:span text:style-name="T2"> </text:span></text:p>
      <text:p text:style-name="P18"><text:span text:style-name="T1">Machine: </text:span><text:span text:style-name="T3">ec2-52-14-227-141.us-east-2.compute.amazonaws.com</text:span></text:p>
      <text:p text:style-name="P13"><text:span text:style-name="T13">cp </text:span>FleetTLC.pem to ~/.ssh</text:p>
      <text:p text:style-name="P14">chmod 444 ~/.ssh/FleetTLC.pem</text:p>
      <text:p text:style-name="P15"/>
      <text:h text:style-name="Heading_20_2" text:outline-level="2">UBUNTU SERVER:</text:h>
      <text:h text:style-name="P43" text:outline-level="3"><text:span text:style-name="T5">W</text:span><text:span text:style-name="T4">hat I did to set up the environment</text:span></text:h>
      <text:p text:style-name="Text_20_body"/>
      <text:p text:style-name="P37">ssh -i ~/.ssh/FleetTLC.pem ubuntu@ec2-13-58-198-91.us-east-2.compute.amazonaws.com</text:p>
      <text:p text:style-name="P21">sudo apt-get update</text:p>
      <text:p text:style-name="P21">sudo apt-get install default-jdk</text:p>
      <text:p text:style-name="P21">sudo apt-get install mysql-server</text:p>
      <text:p text:style-name="P33"><text:soft-page-break/>MySql Admin Root Password: <text:span text:style-name="T12">cowboy</text:span></text:p>
      <text:p text:style-name="P27">sudo mysql_secure_installation</text:p>
      <text:p text:style-name="P27">sudo apt-get install apache2</text:p>
      <text:p text:style-name="P28"><text:span text:style-name="T10">Used this value to add this line “ServerName </text:span><text:span text:style-name="T11">13.58.198.91</text:span><text:span text:style-name="T10">” to the bottom:</text:span></text:p>
      <text:p text:style-name="P16">sudo vi /etc/apache2/apache2.conf</text:p>
      <text:p text:style-name="P16">sudo systemctl restart apache2</text:p>
      <text:p text:style-name="P16">sudo ufw allow in "Apache Full"</text:p>
      <text:p text:style-name="P25"/>
      <text:h text:style-name="Heading_20_3" text:outline-level="3">PHP MyAdmin</text:h>
      <text:p text:style-name="P22">sudo apt-get install phpmyadmin php-mbstring php-gettext</text:p>
      <text:p text:style-name="P22">sudo phpenmod mcrypt</text:p>
      <text:p text:style-name="P22">sudo phpenmod mbstring</text:p>
      <text:p text:style-name="P23">Login: root/cartlc<text:tab/></text:p>
      <text:p text:style-name="P38"><text:span text:style-name="T20">Super hard to set this password had to do this:</text:span></text:p>
      <text:p text:style-name="P40"><text:span text:style-name="T20">cd /var/run</text:span></text:p>
      <text:p text:style-name="P40"><text:span text:style-name="T20">sudo cp -rp mysqld mysqld.bak</text:span></text:p>
      <text:p text:style-name="P40"><text:span text:style-name="T20">sudo service mysql stop</text:span></text:p>
      <text:p text:style-name="P40"><text:span text:style-name="T20">sudo mv mysqld.bak mysqld</text:span></text:p>
      <text:p text:style-name="P40"><text:span text:style-name="T20">sudo mysqld_safe --skip-grant-tables --skip-networking &amp;</text:span></text:p>
      <text:p text:style-name="P40"><text:span text:style-name="T20">mysql -u root</text:span><text:tab/></text:p>
      <text:p text:style-name="P41">mysql&gt; FLUSH PRIVILEGES;</text:p>
      <text:p text:style-name="P41">mysql&gt; SET PASSWORD FOR root@'localhost' = PASSWORD('cartlc');</text:p>
      <text:p text:style-name="P22"/>
      <text:p text:style-name="P20"><text:span text:style-name="T14">AWS</text:span> </text:p>
      <text:p text:style-name="P24"><text:span text:style-name="T17">IAM User:</text:span><text:span text:style-name="T18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24"><text:span text:style-name="Source_20_Text"><text:span text:style-name="T7">Account: 915506122745</text:span></text:span></text:p>
      <text:p text:style-name="P26"><text:a xlink:type="simple" xlink:href="http://13.58.198.91/"><text:span text:style-name="Source_20_Text"><text:span text:style-name="T8">http://13.58.198.91</text:span></text:span></text:a></text:p>
      <text:p text:style-name="P19"><text:a xlink:type="simple" xlink:href="http://fleettlc.arqnetworks.com/"><text:span text:style-name="T16">http://fleettlc.arqnetworks.com</text:span></text:a></text:p>
      <text:p text:style-name="P39"/>
      <text:p text:style-name="P10">Allowing the outside world to reach 13.58.198.91:</text:p>
      <text:p text:style-name="P11">Added a security group to the instance with inbounds rules such that it allowed traffic from all sources.</text:p>
      <text:h text:style-name="P42" text:outline-level="2"><text:soft-page-break/>Play Setup:</text:h>
      <text:p text:style-name="P12">SBT:</text:p>
      <text:p text:style-name="P17">echo "deb https://dl.bintray.com/sbt/debian /" | sudo tee -a /etc/apt/sources.list.d/sbt.list </text:p>
      <text:p text:style-name="P17">sudo apt-key adv --keyserver hkp://keyserver.ubuntu.com:80 --recv 2EE0EA64E40A89B84B2DF73499E82A75642AC823 </text:p>
      <text:p text:style-name="P17">sudo apt-get update </text:p>
      <text:p text:style-name="P17">sudo apt-get install sbt </text:p>
      <text:p text:style-name="P17"/>
      <text:h text:style-name="P44" text:outline-level="3">Apache</text:h>
      <text:p text:style-name="P30"><text:s/></text:p>
      <text:p text:style-name="P30">Running as proxy only for port :80 </text:p>
      <text:p text:style-name="P30">redirecting all traffic to port :9000</text:p>
      <text:p text:style-name="P30"/>
      <text:p text:style-name="P30"><text:span text:style-name="T19">For</text:span> /etc/apache2/sites-available/000-default.conf</text:p>
      <text:p text:style-name="P30">This was added:</text:p>
      <text:p text:style-name="P30"/>
      <text:p text:style-name="P29">LoadModule proxy_module modules/mod_proxy.so</text:p>
      <text:p text:style-name="P31">LoadModule proxy_http_module modules/mod_proxy_http.so</text:p>
      <text:p text:style-name="P31"/>
      <text:p text:style-name="P31">&lt;VirtualHost *:80&gt;</text:p>
      <text:p text:style-name="P31"><text:tab/>...</text:p>
      <text:p text:style-name="P31"><text:tab/><text:bookmark-start text:name="__DdeLink__327_1282433638"/>ProxyPreserveHost On</text:p>
      <text:p text:style-name="P32"><text:s text:c="6"/>ProxyPassMatch ^/phpmyadmin ! </text:p>
      <text:p text:style-name="P31"><text:tab/>ProxyPass / http://127.0.0.1:9000/</text:p>
      <text:p text:style-name="P31"><text:tab/>ProxyPassReverse / http://127.0.0.1:9000/<text:bookmark-end text:name="__DdeLink__327_1282433638"/></text:p>
      <text:p text:style-name="P31">&lt;/VirtualHost&gt;</text:p>
      <text:p text:style-name="P34"/>
      <text:p text:style-name="P36">In order to get that going the following needed to be done:</text:p>
      <text:p text:style-name="P36"/>
      <text:p text:style-name="P8">sudo a2enmod proxy<text:tab/></text:p>
      <text:p text:style-name="P35">sudo a2enmod proxy_http</text:p>
      <text:p text:style-name="P35">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4.2.8.2$Linux_X86_64 LibreOffice_project/420m0$Build-2</meta:generator>
    <dc:date>2017-06-09T15:35:57.677667071</dc:date>
    <meta:editing-duration>PT10H40M11S</meta:editing-duration>
    <meta:editing-cycles>32</meta:editing-cycles>
    <meta:document-statistic meta:table-count="0" meta:image-count="0" meta:object-count="0" meta:page-count="3" meta:paragraph-count="79" meta:word-count="288" meta:character-count="2319" meta:non-whitespace-character-count="2085"/>
  </office:meta>
</office:document-meta>
</file>